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4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3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dva" table:style-name="ta1">
        <table:shapes>
          <draw:frame draw:z-index="0" draw:style-name="gr1" draw:text-style-name="P1" svg:width="453.63pt" svg:height="255.09pt" svg:x="1528.27pt" svg:y="354.73pt">
            <loext:p draw:notify-on-update-of-ranges="test_dva.A1:test_dva.A1 test_dva.B1:test_dva.P1 test_dva.A2:test_dva.A2 test_dva.B2:test_dva.P2 test_dva.A3:test_dva.A3 test_dva.B3:test_dva.P3 test_dva.A4:test_dva.A4 test_dva.B4:test_dva.P4 test_dva.A5:test_dva.A5 test_dva.B5:test_dva.P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09pt" svg:x="2043.18pt" svg:y="282.53pt">
            <loext:p draw:notify-on-update-of-ranges="test_dva.A7:test_dva.A7 test_dva.B7:test_dva.P7 test_dva.A8:test_dva.A8 test_dva.B8:test_dva.P8 test_dva.A9:test_dva.A9 test_dva.B9:test_dva.P9 test_dva.A10:test_dva.A10 test_dva.B10:test_dva.P10 test_dva.A11:test_dva.A11 test_dva.B11:test_dva.P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63pt" svg:height="255.09pt" svg:x="196.64pt" svg:y="169.14pt">
            <loext:p draw:notify-on-update-of-ranges="test_dva.A7:test_dva.A7 test_dva.B7:test_dva.P7 test_dva.A8:test_dva.A8 test_dva.B8:test_dva.P8 test_dva.A10:test_dva.A10 test_dva.B10:test_dva.P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X2USA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float" office:value="83656.0330496315" calcext:value-type="float">
            <text:p>83656.0330496315</text:p>
          </table:table-cell>
          <table:table-cell office:value-type="float" office:value="80161.1271845506" calcext:value-type="float">
            <text:p>80161.1271845506</text:p>
          </table:table-cell>
          <table:table-cell office:value-type="float" office:value="83268.5255725141" calcext:value-type="float">
            <text:p>83268.5255725141</text:p>
          </table:table-cell>
          <table:table-cell office:value-type="float" office:value="85027.4801601565" calcext:value-type="float">
            <text:p>85027.4801601565</text:p>
          </table:table-cell>
          <table:table-cell office:value-type="float" office:value="95871.9771883235" calcext:value-type="float">
            <text:p>95871.9771883235</text:p>
          </table:table-cell>
          <table:table-cell office:value-type="float" office:value="107804.340339005" calcext:value-type="float">
            <text:p>107804.340339005</text:p>
          </table:table-cell>
          <table:table-cell office:value-type="float" office:value="125680.124704649" calcext:value-type="float">
            <text:p>125680.124704649</text:p>
          </table:table-cell>
          <table:table-cell office:value-type="float" office:value="129790.188109891" calcext:value-type="float">
            <text:p>129790.188109891</text:p>
          </table:table-cell>
          <table:table-cell office:value-type="float" office:value="137250.135963158" calcext:value-type="float">
            <text:p>137250.135963158</text:p>
          </table:table-cell>
          <table:table-cell office:value-type="float" office:value="107512.571933411" calcext:value-type="float">
            <text:p>107512.571933411</text:p>
          </table:table-cell>
          <table:table-cell office:value-type="float" office:value="135712.138900592" calcext:value-type="float">
            <text:p>135712.138900592</text:p>
          </table:table-cell>
          <table:table-cell office:value-type="float" office:value="158402.197029635" calcext:value-type="float">
            <text:p>158402.197029635</text:p>
          </table:table-cell>
          <table:table-cell office:value-type="float" office:value="158691.367511532" calcext:value-type="float">
            <text:p>158691.367511532</text:p>
          </table:table-cell>
          <table:table-cell office:value-type="float" office:value="163126.439117898" calcext:value-type="float">
            <text:p>163126.439117898</text:p>
          </table:table-cell>
          <table:table-cell office:value-type="float" office:value="168280.163500274" calcext:value-type="float">
            <text:p>168280.163500274</text:p>
          </table:table-cell>
        </table:table-row>
        <table:table-row table:style-name="ro1">
          <table:table-cell office:value-type="string" calcext:value-type="string">
            <text:p>RDV</text:p>
          </table:table-cell>
          <table:table-cell office:value-type="float" office:value="580.332234083" calcext:value-type="float">
            <text:p>580.332234083</text:p>
          </table:table-cell>
          <table:table-cell office:value-type="float" office:value="501.928588536881" calcext:value-type="float">
            <text:p>501.928588536881</text:p>
          </table:table-cell>
          <table:table-cell office:value-type="float" office:value="517.892707424618" calcext:value-type="float">
            <text:p>517.892707424618</text:p>
          </table:table-cell>
          <table:table-cell office:value-type="float" office:value="497.357078140117" calcext:value-type="float">
            <text:p>497.357078140117</text:p>
          </table:table-cell>
          <table:table-cell office:value-type="float" office:value="637.051742796523" calcext:value-type="float">
            <text:p>637.051742796523</text:p>
          </table:table-cell>
          <table:table-cell office:value-type="float" office:value="822.754058114198" calcext:value-type="float">
            <text:p>822.754058114198</text:p>
          </table:table-cell>
          <table:table-cell office:value-type="float" office:value="1027.54138852366" calcext:value-type="float">
            <text:p>1027.54138852366</text:p>
          </table:table-cell>
          <table:table-cell office:value-type="float" office:value="1096.24062473347" calcext:value-type="float">
            <text:p>1096.24062473347</text:p>
          </table:table-cell>
          <table:table-cell office:value-type="float" office:value="1310.96412806263" calcext:value-type="float">
            <text:p>1310.96412806263</text:p>
          </table:table-cell>
          <table:table-cell office:value-type="float" office:value="880.728206775678" calcext:value-type="float">
            <text:p>880.728206775678</text:p>
          </table:table-cell>
          <table:table-cell office:value-type="float" office:value="1333.58141813015" calcext:value-type="float">
            <text:p>1333.58141813015</text:p>
          </table:table-cell>
          <table:table-cell office:value-type="float" office:value="1965.88716416817" calcext:value-type="float">
            <text:p>1965.88716416817</text:p>
          </table:table-cell>
          <table:table-cell office:value-type="float" office:value="1961.36910476652" calcext:value-type="float">
            <text:p>1961.36910476652</text:p>
          </table:table-cell>
          <table:table-cell office:value-type="float" office:value="1815.34614821364" calcext:value-type="float">
            <text:p>1815.34614821364</text:p>
          </table:table-cell>
          <table:table-cell office:value-type="float" office:value="1728.73732522896" calcext:value-type="float">
            <text:p>1728.73732522896</text:p>
          </table:table-cell>
        </table:table-row>
        <table:table-row table:style-name="ro1">
          <table:table-cell office:value-type="string" calcext:value-type="string">
            <text:p>FVA</text:p>
          </table:table-cell>
          <table:table-cell office:value-type="float" office:value="43371.6067989363" calcext:value-type="float">
            <text:p>43371.6067989363</text:p>
          </table:table-cell>
          <table:table-cell office:value-type="float" office:value="40429.116331708" calcext:value-type="float">
            <text:p>40429.116331708</text:p>
          </table:table-cell>
          <table:table-cell office:value-type="float" office:value="40172.3792887147" calcext:value-type="float">
            <text:p>40172.3792887147</text:p>
          </table:table-cell>
          <table:table-cell office:value-type="float" office:value="43235.5891581106" calcext:value-type="float">
            <text:p>43235.5891581106</text:p>
          </table:table-cell>
          <table:table-cell office:value-type="float" office:value="50935.1662166115" calcext:value-type="float">
            <text:p>50935.1662166115</text:p>
          </table:table-cell>
          <table:table-cell office:value-type="float" office:value="53011.3805166008" calcext:value-type="float">
            <text:p>53011.3805166008</text:p>
          </table:table-cell>
          <table:table-cell office:value-type="float" office:value="62375.6407681967" calcext:value-type="float">
            <text:p>62375.6407681967</text:p>
          </table:table-cell>
          <table:table-cell office:value-type="float" office:value="64303.0114706626" calcext:value-type="float">
            <text:p>64303.0114706626</text:p>
          </table:table-cell>
          <table:table-cell office:value-type="float" office:value="65548.1462139791" calcext:value-type="float">
            <text:p>65548.1462139791</text:p>
          </table:table-cell>
          <table:table-cell office:value-type="float" office:value="55172.8049463301" calcext:value-type="float">
            <text:p>55172.8049463301</text:p>
          </table:table-cell>
          <table:table-cell office:value-type="float" office:value="68766.5499365298" calcext:value-type="float">
            <text:p>68766.5499365298</text:p>
          </table:table-cell>
          <table:table-cell office:value-type="float" office:value="72872.9702214166" calcext:value-type="float">
            <text:p>72872.9702214166</text:p>
          </table:table-cell>
          <table:table-cell office:value-type="float" office:value="77315.2231381911" calcext:value-type="float">
            <text:p>77315.2231381911</text:p>
          </table:table-cell>
          <table:table-cell office:value-type="float" office:value="79825.3973622563" calcext:value-type="float">
            <text:p>79825.3973622563</text:p>
          </table:table-cell>
          <table:table-cell office:value-type="float" office:value="82241.5809950674" calcext:value-type="float">
            <text:p>82241.5809950674</text:p>
          </table:table-cell>
        </table:table-row>
        <table:table-row table:style-name="ro1">
          <table:table-cell office:value-type="string" calcext:value-type="string">
            <text:p>PDC</text:p>
          </table:table-cell>
          <table:table-cell office:value-type="float" office:value="2803.58266687154" calcext:value-type="float">
            <text:p>2803.58266687154</text:p>
          </table:table-cell>
          <table:table-cell office:value-type="float" office:value="2259.03518862089" calcext:value-type="float">
            <text:p>2259.03518862089</text:p>
          </table:table-cell>
          <table:table-cell office:value-type="float" office:value="2235.76521060194" calcext:value-type="float">
            <text:p>2235.76521060194</text:p>
          </table:table-cell>
          <table:table-cell office:value-type="float" office:value="2442.02968663957" calcext:value-type="float">
            <text:p>2442.02968663957</text:p>
          </table:table-cell>
          <table:table-cell office:value-type="float" office:value="3079.45324571748" calcext:value-type="float">
            <text:p>3079.45324571748</text:p>
          </table:table-cell>
          <table:table-cell office:value-type="float" office:value="3521.05541454198" calcext:value-type="float">
            <text:p>3521.05541454198</text:p>
          </table:table-cell>
          <table:table-cell office:value-type="float" office:value="4269.62745622779" calcext:value-type="float">
            <text:p>4269.62745622779</text:p>
          </table:table-cell>
          <table:table-cell office:value-type="float" office:value="4768.13045673759" calcext:value-type="float">
            <text:p>4768.13045673759</text:p>
          </table:table-cell>
          <table:table-cell office:value-type="float" office:value="5065.47831414612" calcext:value-type="float">
            <text:p>5065.47831414612</text:p>
          </table:table-cell>
          <table:table-cell office:value-type="float" office:value="3569.46135423939" calcext:value-type="float">
            <text:p>3569.46135423939</text:p>
          </table:table-cell>
          <table:table-cell office:value-type="float" office:value="5112.1492325961" calcext:value-type="float">
            <text:p>5112.1492325961</text:p>
          </table:table-cell>
          <table:table-cell office:value-type="float" office:value="6451.50354809142" calcext:value-type="float">
            <text:p>6451.50354809142</text:p>
          </table:table-cell>
          <table:table-cell office:value-type="float" office:value="6914.58935069049" calcext:value-type="float">
            <text:p>6914.58935069049</text:p>
          </table:table-cell>
          <table:table-cell office:value-type="float" office:value="7537.43820467311" calcext:value-type="float">
            <text:p>7537.43820467311</text:p>
          </table:table-cell>
          <table:table-cell office:value-type="float" office:value="8073.90564327447" calcext:value-type="float">
            <text:p>8073.90564327447</text:p>
          </table:table-cell>
        </table:table-row>
        <table:table-row table:style-name="ro1">
          <table:table-cell office:value-type="string" calcext:value-type="string">
            <text:p>Gross Exports</text:p>
          </table:table-cell>
          <table:table-cell table:formula="of:=SUM([.B2:.B5])" office:value-type="float" office:value="130411.554749522" calcext:value-type="float">
            <text:p>130411.554749522</text:p>
          </table:table-cell>
          <table:table-cell table:formula="of:=SUM([.C2:.C5])" office:value-type="float" office:value="123351.207293416" calcext:value-type="float">
            <text:p>123351.207293416</text:p>
          </table:table-cell>
          <table:table-cell table:formula="of:=SUM([.D2:.D5])" office:value-type="float" office:value="126194.562779255" calcext:value-type="float">
            <text:p>126194.562779255</text:p>
          </table:table-cell>
          <table:table-cell table:formula="of:=SUM([.E2:.E5])" office:value-type="float" office:value="131202.456083047" calcext:value-type="float">
            <text:p>131202.456083047</text:p>
          </table:table-cell>
          <table:table-cell table:formula="of:=SUM([.F2:.F5])" office:value-type="float" office:value="150523.648393449" calcext:value-type="float">
            <text:p>150523.648393449</text:p>
          </table:table-cell>
          <table:table-cell table:formula="of:=SUM([.G2:.G5])" office:value-type="float" office:value="165159.530328262" calcext:value-type="float">
            <text:p>165159.530328262</text:p>
          </table:table-cell>
          <table:table-cell table:formula="of:=SUM([.H2:.H5])" office:value-type="float" office:value="193352.934317597" calcext:value-type="float">
            <text:p>193352.934317597</text:p>
          </table:table-cell>
          <table:table-cell table:formula="of:=SUM([.I2:.I5])" office:value-type="float" office:value="199957.570662025" calcext:value-type="float">
            <text:p>199957.570662025</text:p>
          </table:table-cell>
          <table:table-cell table:formula="of:=SUM([.J2:.J5])" office:value-type="float" office:value="209174.724619346" calcext:value-type="float">
            <text:p>209174.724619346</text:p>
          </table:table-cell>
          <table:table-cell table:formula="of:=SUM([.K2:.K5])" office:value-type="float" office:value="167135.566440756" calcext:value-type="float">
            <text:p>167135.566440756</text:p>
          </table:table-cell>
          <table:table-cell table:formula="of:=SUM([.L2:.L5])" office:value-type="float" office:value="210924.419487848" calcext:value-type="float">
            <text:p>210924.419487848</text:p>
          </table:table-cell>
          <table:table-cell table:formula="of:=SUM([.M2:.M5])" office:value-type="float" office:value="239692.557963311" calcext:value-type="float">
            <text:p>239692.557963311</text:p>
          </table:table-cell>
          <table:table-cell table:formula="of:=SUM([.N2:.N5])" office:value-type="float" office:value="244882.54910518" calcext:value-type="float">
            <text:p>244882.54910518</text:p>
          </table:table-cell>
          <table:table-cell table:formula="of:=SUM([.O2:.O5])" office:value-type="float" office:value="252304.620833041" calcext:value-type="float">
            <text:p>252304.620833041</text:p>
          </table:table-cell>
          <table:table-cell table:formula="of:=SUM([.P2:.P5])" office:value-type="float" office:value="260324.387463845" calcext:value-type="float">
            <text:p>260324.387463845</text:p>
          </table:table-cell>
        </table:table-row>
        <table:table-row table:style-name="ro1">
          <table:table-cell office:value-type="string" calcext:value-type="string">
            <text:p>MEX2USA</text:p>
          </table:table-cell>
          <table:table-cell table:formula="of:=[.B1]" office:value-type="float" office:value="2000" calcext:value-type="float">
            <text:p>2000</text:p>
          </table:table-cell>
          <table:table-cell table:formula="of:=[.C1]" office:value-type="float" office:value="2001" calcext:value-type="float">
            <text:p>2001</text:p>
          </table:table-cell>
          <table:table-cell table:formula="of:=[.D1]" office:value-type="float" office:value="2002" calcext:value-type="float">
            <text:p>2002</text:p>
          </table:table-cell>
          <table:table-cell table:formula="of:=[.E1]" office:value-type="float" office:value="2003" calcext:value-type="float">
            <text:p>2003</text:p>
          </table:table-cell>
          <table:table-cell table:formula="of:=[.F1]" office:value-type="float" office:value="2004" calcext:value-type="float">
            <text:p>2004</text:p>
          </table:table-cell>
          <table:table-cell table:formula="of:=[.G1]" office:value-type="float" office:value="2005" calcext:value-type="float">
            <text:p>2005</text:p>
          </table:table-cell>
          <table:table-cell table:formula="of:=[.H1]" office:value-type="float" office:value="2006" calcext:value-type="float">
            <text:p>2006</text:p>
          </table:table-cell>
          <table:table-cell table:formula="of:=[.I1]" office:value-type="float" office:value="2007" calcext:value-type="float">
            <text:p>2007</text:p>
          </table:table-cell>
          <table:table-cell table:formula="of:=[.J1]" office:value-type="float" office:value="2008" calcext:value-type="float">
            <text:p>2008</text:p>
          </table:table-cell>
          <table:table-cell table:formula="of:=[.K1]" office:value-type="float" office:value="2009" calcext:value-type="float">
            <text:p>2009</text:p>
          </table:table-cell>
          <table:table-cell table:formula="of:=[.L1]" office:value-type="float" office:value="2010" calcext:value-type="float">
            <text:p>2010</text:p>
          </table:table-cell>
          <table:table-cell table:formula="of:=[.M1]" office:value-type="float" office:value="2011" calcext:value-type="float">
            <text:p>2011</text:p>
          </table:table-cell>
          <table:table-cell table:formula="of:=[.N1]" office:value-type="float" office:value="2012" calcext:value-type="float">
            <text:p>2012</text:p>
          </table:table-cell>
          <table:table-cell table:formula="of:=[.O1]" office:value-type="float" office:value="2013" calcext:value-type="float">
            <text:p>2013</text:p>
          </table:table-cell>
          <table:table-cell table:formula="of:=[.P1]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table:formula="of:=[.B2]/[.B6]" office:value-type="float" office:value="0.64147715446156" calcext:value-type="float">
            <text:p>0.64147715446156</text:p>
          </table:table-cell>
          <table:table-cell table:formula="of:=[.C2]/[.C6]" office:value-type="float" office:value="0.64986090483793" calcext:value-type="float">
            <text:p>0.64986090483793</text:p>
          </table:table-cell>
          <table:table-cell table:formula="of:=[.D2]/[.D6]" office:value-type="float" office:value="0.65984241902855" calcext:value-type="float">
            <text:p>0.65984241902855</text:p>
          </table:table-cell>
          <table:table-cell table:formula="of:=[.E2]/[.E6]" office:value-type="float" office:value="0.64806317426205" calcext:value-type="float">
            <text:p>0.64806317426205</text:p>
          </table:table-cell>
          <table:table-cell table:formula="of:=[.F2]/[.F6]" office:value-type="float" office:value="0.636923023136715" calcext:value-type="float">
            <text:p>0.636923023136715</text:p>
          </table:table-cell>
          <table:table-cell table:formula="of:=[.G2]/[.G6]" office:value-type="float" office:value="0.652728547512451" calcext:value-type="float">
            <text:p>0.652728547512451</text:p>
          </table:table-cell>
          <table:table-cell table:formula="of:=[.H2]/[.H6]" office:value-type="float" office:value="0.650003710304234" calcext:value-type="float">
            <text:p>0.650003710304234</text:p>
          </table:table-cell>
          <table:table-cell table:formula="of:=[.I2]/[.I6]" office:value-type="float" office:value="0.64908864255641" calcext:value-type="float">
            <text:p>0.64908864255641</text:p>
          </table:table-cell>
          <table:table-cell table:formula="of:=[.J2]/[.J6]" office:value-type="float" office:value="0.656150671229158" calcext:value-type="float">
            <text:p>0.656150671229158</text:p>
          </table:table-cell>
          <table:table-cell table:formula="of:=[.K2]/[.K6]" office:value-type="float" office:value="0.643265668839675" calcext:value-type="float">
            <text:p>0.643265668839675</text:p>
          </table:table-cell>
          <table:table-cell table:formula="of:=[.L2]/[.L6]" office:value-type="float" office:value="0.643415964970385" calcext:value-type="float">
            <text:p>0.643415964970385</text:p>
          </table:table-cell>
          <table:table-cell table:formula="of:=[.M2]/[.M6]" office:value-type="float" office:value="0.660855716070588" calcext:value-type="float">
            <text:p>0.660855716070588</text:p>
          </table:table-cell>
          <table:table-cell table:formula="of:=[.N2]/[.N6]" office:value-type="float" office:value="0.64803052766072" calcext:value-type="float">
            <text:p>0.64803052766072</text:p>
          </table:table-cell>
          <table:table-cell table:formula="of:=[.O2]/[.O6]" office:value-type="float" office:value="0.646545586756592" calcext:value-type="float">
            <text:p>0.646545586756592</text:p>
          </table:table-cell>
          <table:table-cell table:formula="of:=[.P2]/[.P6]" office:value-type="float" office:value="0.646424889883379" calcext:value-type="float">
            <text:p>0.646424889883379</text:p>
          </table:table-cell>
        </table:table-row>
        <table:table-row table:style-name="ro1">
          <table:table-cell office:value-type="string" calcext:value-type="string">
            <text:p>RDV</text:p>
          </table:table-cell>
          <table:table-cell table:formula="of:=[.B3]/[.B6]" office:value-type="float" office:value="0.00445000625287864" calcext:value-type="float">
            <text:p>0.004450006252879</text:p>
          </table:table-cell>
          <table:table-cell table:formula="of:=[.C3]/[.C6]" office:value-type="float" office:value="0.00406910154793167" calcext:value-type="float">
            <text:p>0.004069101547932</text:p>
          </table:table-cell>
          <table:table-cell table:formula="of:=[.D3]/[.D6]" office:value-type="float" office:value="0.00410392251471671" calcext:value-type="float">
            <text:p>0.004103922514717</text:p>
          </table:table-cell>
          <table:table-cell table:formula="of:=[.E3]/[.E6]" office:value-type="float" office:value="0.00379076042467762" calcext:value-type="float">
            <text:p>0.003790760424678</text:p>
          </table:table-cell>
          <table:table-cell table:formula="of:=[.F3]/[.F6]" office:value-type="float" office:value="0.00423223692486747" calcext:value-type="float">
            <text:p>0.004232236924867</text:p>
          </table:table-cell>
          <table:table-cell table:formula="of:=[.G3]/[.G6]" office:value-type="float" office:value="0.0049815717959414" calcext:value-type="float">
            <text:p>0.004981571795941</text:p>
          </table:table-cell>
          <table:table-cell table:formula="of:=[.H3]/[.H6]" office:value-type="float" office:value="0.00531433046077203" calcext:value-type="float">
            <text:p>0.005314330460772</text:p>
          </table:table-cell>
          <table:table-cell table:formula="of:=[.I3]/[.I6]" office:value-type="float" office:value="0.00548236618950715" calcext:value-type="float">
            <text:p>0.005482366189507</text:p>
          </table:table-cell>
          <table:table-cell table:formula="of:=[.J3]/[.J6]" office:value-type="float" office:value="0.00626731614179634" calcext:value-type="float">
            <text:p>0.006267316141796</text:p>
          </table:table-cell>
          <table:table-cell table:formula="of:=[.K3]/[.K6]" office:value-type="float" office:value="0.00526954391295204" calcext:value-type="float">
            <text:p>0.005269543912952</text:p>
          </table:table-cell>
          <table:table-cell table:formula="of:=[.L3]/[.L6]" office:value-type="float" office:value="0.00632255583003741" calcext:value-type="float">
            <text:p>0.006322555830037</text:p>
          </table:table-cell>
          <table:table-cell table:formula="of:=[.M3]/[.M6]" office:value-type="float" office:value="0.00820170296847131" calcext:value-type="float">
            <text:p>0.008201702968471</text:p>
          </table:table-cell>
          <table:table-cell table:formula="of:=[.N3]/[.N6]" office:value-type="float" office:value="0.00800942783360233" calcext:value-type="float">
            <text:p>0.008009427833602</text:p>
          </table:table-cell>
          <table:table-cell table:formula="of:=[.O3]/[.O6]" office:value-type="float" office:value="0.00719505707909693" calcext:value-type="float">
            <text:p>0.007195057079097</text:p>
          </table:table-cell>
          <table:table-cell table:formula="of:=[.P3]/[.P6]" office:value-type="float" office:value="0.00664070447671391" calcext:value-type="float">
            <text:p>0.006640704476714</text:p>
          </table:table-cell>
        </table:table-row>
        <table:table-row table:style-name="ro1">
          <table:table-cell office:value-type="string" calcext:value-type="string">
            <text:p>FVA</text:p>
          </table:table-cell>
          <table:table-cell table:formula="of:=[.B4]/[.B6]" office:value-type="float" office:value="0.332574877143662" calcext:value-type="float">
            <text:p>0.332574877143662</text:p>
          </table:table-cell>
          <table:table-cell table:formula="of:=[.C4]/[.C6]" office:value-type="float" office:value="0.327756146200815" calcext:value-type="float">
            <text:p>0.327756146200815</text:p>
          </table:table-cell>
          <table:table-cell table:formula="of:=[.D4]/[.D6]" office:value-type="float" office:value="0.31833684751526" calcext:value-type="float">
            <text:p>0.31833684751526</text:p>
          </table:table-cell>
          <table:table-cell table:formula="of:=[.E4]/[.E6]" office:value-type="float" office:value="0.329533382597227" calcext:value-type="float">
            <text:p>0.329533382597227</text:p>
          </table:table-cell>
          <table:table-cell table:formula="of:=[.F4]/[.F6]" office:value-type="float" office:value="0.338386471230578" calcext:value-type="float">
            <text:p>0.338386471230578</text:p>
          </table:table-cell>
          <table:table-cell table:formula="of:=[.G4]/[.G6]" office:value-type="float" office:value="0.320970763305262" calcext:value-type="float">
            <text:p>0.320970763305262</text:p>
          </table:table-cell>
          <table:table-cell table:formula="of:=[.H4]/[.H6]" office:value-type="float" office:value="0.322599918063513" calcext:value-type="float">
            <text:p>0.322599918063513</text:p>
          </table:table-cell>
          <table:table-cell table:formula="of:=[.I4]/[.I6]" office:value-type="float" office:value="0.321583280181723" calcext:value-type="float">
            <text:p>0.321583280181723</text:p>
          </table:table-cell>
          <table:table-cell table:formula="of:=[.J4]/[.J6]" office:value-type="float" office:value="0.313365519343998" calcext:value-type="float">
            <text:p>0.313365519343998</text:p>
          </table:table-cell>
          <table:table-cell table:formula="of:=[.K4]/[.K6]" office:value-type="float" office:value="0.330108103985677" calcext:value-type="float">
            <text:p>0.330108103985677</text:p>
          </table:table-cell>
          <table:table-cell table:formula="of:=[.L4]/[.L6]" office:value-type="float" office:value="0.326024602099197" calcext:value-type="float">
            <text:p>0.326024602099197</text:p>
          </table:table-cell>
          <table:table-cell table:formula="of:=[.M4]/[.M6]" office:value-type="float" office:value="0.304026836880647" calcext:value-type="float">
            <text:p>0.304026836880647</text:p>
          </table:table-cell>
          <table:table-cell table:formula="of:=[.N4]/[.N6]" office:value-type="float" office:value="0.315723694565852" calcext:value-type="float">
            <text:p>0.315723694565852</text:p>
          </table:table-cell>
          <table:table-cell table:formula="of:=[.O4]/[.O6]" office:value-type="float" office:value="0.316384999603632" calcext:value-type="float">
            <text:p>0.316384999603632</text:p>
          </table:table-cell>
          <table:table-cell table:formula="of:=[.P4]/[.P6]" office:value-type="float" office:value="0.315919617813331" calcext:value-type="float">
            <text:p>0.315919617813331</text:p>
          </table:table-cell>
        </table:table-row>
        <table:table-row table:style-name="ro1">
          <table:table-cell office:value-type="string" calcext:value-type="string">
            <text:p>PDC</text:p>
          </table:table-cell>
          <table:table-cell table:formula="of:=[.B5]/[.B6]" office:value-type="float" office:value="0.0214979621418999" calcext:value-type="float">
            <text:p>0.0214979621419</text:p>
          </table:table-cell>
          <table:table-cell table:formula="of:=[.C5]/[.C6]" office:value-type="float" office:value="0.0183138474133237" calcext:value-type="float">
            <text:p>0.018313847413324</text:p>
          </table:table-cell>
          <table:table-cell table:formula="of:=[.D5]/[.D6]" office:value-type="float" office:value="0.0177168109414732" calcext:value-type="float">
            <text:p>0.017716810941473</text:p>
          </table:table-cell>
          <table:table-cell table:formula="of:=[.E5]/[.E6]" office:value-type="float" office:value="0.0186126827160449" calcext:value-type="float">
            <text:p>0.018612682716045</text:p>
          </table:table-cell>
          <table:table-cell table:formula="of:=[.F5]/[.F6]" office:value-type="float" office:value="0.0204582687078391" calcext:value-type="float">
            <text:p>0.020458268707839</text:p>
          </table:table-cell>
          <table:table-cell table:formula="of:=[.G5]/[.G6]" office:value-type="float" office:value="0.0213191173863459" calcext:value-type="float">
            <text:p>0.021319117386346</text:p>
          </table:table-cell>
          <table:table-cell table:formula="of:=[.H5]/[.H6]" office:value-type="float" office:value="0.0220820411714807" calcext:value-type="float">
            <text:p>0.022082041171481</text:p>
          </table:table-cell>
          <table:table-cell table:formula="of:=[.I5]/[.I6]" office:value-type="float" office:value="0.0238457110723597" calcext:value-type="float">
            <text:p>0.02384571107236</text:p>
          </table:table-cell>
          <table:table-cell table:formula="of:=[.J5]/[.J6]" office:value-type="float" office:value="0.0242164932850478" calcext:value-type="float">
            <text:p>0.024216493285048</text:p>
          </table:table-cell>
          <table:table-cell table:formula="of:=[.K5]/[.K6]" office:value-type="float" office:value="0.0213566832616961" calcext:value-type="float">
            <text:p>0.021356683261696</text:p>
          </table:table-cell>
          <table:table-cell table:formula="of:=[.L5]/[.L6]" office:value-type="float" office:value="0.0242368771003806" calcext:value-type="float">
            <text:p>0.024236877100381</text:p>
          </table:table-cell>
          <table:table-cell table:formula="of:=[.M5]/[.M6]" office:value-type="float" office:value="0.0269157440802936" calcext:value-type="float">
            <text:p>0.026915744080294</text:p>
          </table:table-cell>
          <table:table-cell table:formula="of:=[.N5]/[.N6]" office:value-type="float" office:value="0.028236349939826" calcext:value-type="float">
            <text:p>0.028236349939826</text:p>
          </table:table-cell>
          <table:table-cell table:formula="of:=[.O5]/[.O6]" office:value-type="float" office:value="0.0298743565606787" calcext:value-type="float">
            <text:p>0.029874356560679</text:p>
          </table:table-cell>
          <table:table-cell table:formula="of:=[.P5]/[.P6]" office:value-type="float" office:value="0.0310147878265759" calcext:value-type="float">
            <text:p>0.031014787826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2T23:12:27.477599723</dc:date>
    <meta:editing-duration>PT3M27S</meta:editing-duration>
    <meta:editing-cycles>3</meta:editing-cycles>
    <meta:generator>LibreOffice/5.4.1.2$MacOSX_X86_64 LibreOffice_project/ea7cb86e6eeb2bf3a5af73a8f7777ac570321527</meta:generator>
    <meta:document-statistic meta:table-count="1" meta:cell-count="1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line" chart:style-name="ch1">
        <chart:legend chart:legend-position="end" svg:x="13.948cm" svg:y="3.566cm" style:legend-expansion="high" chart:style-name="ch2"/>
        <chart:plot-area chart:style-name="ch3" table:cell-range-address="test_dva.A1:test_dva.P5" chart:data-source-has-labels="both" svg:x="0.32cm" svg:y="0.18cm" svg:width="13.308cm" svg:height="8.64cm">
          <chartooo:coordinate-region svg:x="1.5cm" svg:y="0.352cm" svg:width="11.569cm" svg:height="7.877cm"/>
          <chart:axis chart:dimension="x" chart:name="primary-x" chart:style-name="ch4" chartooo:axis-type="auto">
            <chartooo:date-scale/>
            <chart:categories table:cell-range-address="test_dva.B1:test_dva.P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_dva.B2:test_dva.P2" chart:label-cell-address="test_dva.A2:test_dva.A2" chart:class="chart:line">
            <chart:data-point chart:repeated="15"/>
          </chart:series>
          <chart:series chart:style-name="ch7" chart:values-cell-range-address="test_dva.B3:test_dva.P3" chart:label-cell-address="test_dva.A3:test_dva.A3" chart:class="chart:line">
            <chart:data-point chart:repeated="15"/>
          </chart:series>
          <chart:series chart:style-name="ch8" chart:values-cell-range-address="test_dva.B4:test_dva.P4" chart:label-cell-address="test_dva.A4:test_dva.A4" chart:class="chart:line">
            <chart:data-point chart:repeated="15"/>
          </chart:series>
          <chart:series chart:style-name="ch9" chart:values-cell-range-address="test_dva.B5:test_dva.P5" chart:label-cell-address="test_dva.A5:test_dva.A5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test_dva.B1:test_dva.P1</svg:desc>
                </draw:g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DVA</text:p>
                <draw:g>
                  <svg:desc>test_dva.A2:test_dva.A2</svg:desc>
                </draw:g>
              </table:table-cell>
              <table:table-cell office:value-type="float" office:value="83656.0330496315">
                <text:p>83656.0330496315</text:p>
                <draw:g>
                  <svg:desc>test_dva.B2:test_dva.P2</svg:desc>
                </draw:g>
              </table:table-cell>
              <table:table-cell office:value-type="float" office:value="80161.1271845506">
                <text:p>80161.1271845506</text:p>
              </table:table-cell>
              <table:table-cell office:value-type="float" office:value="83268.5255725141">
                <text:p>83268.5255725141</text:p>
              </table:table-cell>
              <table:table-cell office:value-type="float" office:value="85027.4801601565">
                <text:p>85027.4801601565</text:p>
              </table:table-cell>
              <table:table-cell office:value-type="float" office:value="95871.9771883235">
                <text:p>95871.9771883235</text:p>
              </table:table-cell>
              <table:table-cell office:value-type="float" office:value="107804.340339005">
                <text:p>107804.340339005</text:p>
              </table:table-cell>
              <table:table-cell office:value-type="float" office:value="125680.124704649">
                <text:p>125680.124704649</text:p>
              </table:table-cell>
              <table:table-cell office:value-type="float" office:value="129790.188109891">
                <text:p>129790.188109891</text:p>
              </table:table-cell>
              <table:table-cell office:value-type="float" office:value="137250.135963158">
                <text:p>137250.135963158</text:p>
              </table:table-cell>
              <table:table-cell office:value-type="float" office:value="107512.571933411">
                <text:p>107512.571933411</text:p>
              </table:table-cell>
              <table:table-cell office:value-type="float" office:value="135712.138900592">
                <text:p>135712.138900592</text:p>
              </table:table-cell>
              <table:table-cell office:value-type="float" office:value="158402.197029635">
                <text:p>158402.197029635</text:p>
              </table:table-cell>
              <table:table-cell office:value-type="float" office:value="158691.367511532">
                <text:p>158691.367511532</text:p>
              </table:table-cell>
              <table:table-cell office:value-type="float" office:value="163126.439117898">
                <text:p>163126.439117898</text:p>
              </table:table-cell>
              <table:table-cell office:value-type="float" office:value="168280.163500274">
                <text:p>168280.163500274</text:p>
              </table:table-cell>
            </table:table-row>
            <table:table-row>
              <table:table-cell office:value-type="string">
                <text:p>RDV</text:p>
                <draw:g>
                  <svg:desc>test_dva.A3:test_dva.A3</svg:desc>
                </draw:g>
              </table:table-cell>
              <table:table-cell office:value-type="float" office:value="580.332234083">
                <text:p>580.332234083</text:p>
                <draw:g>
                  <svg:desc>test_dva.B3:test_dva.P3</svg:desc>
                </draw:g>
              </table:table-cell>
              <table:table-cell office:value-type="float" office:value="501.928588536881">
                <text:p>501.928588536881</text:p>
              </table:table-cell>
              <table:table-cell office:value-type="float" office:value="517.892707424618">
                <text:p>517.892707424618</text:p>
              </table:table-cell>
              <table:table-cell office:value-type="float" office:value="497.357078140117">
                <text:p>497.357078140117</text:p>
              </table:table-cell>
              <table:table-cell office:value-type="float" office:value="637.051742796523">
                <text:p>637.051742796523</text:p>
              </table:table-cell>
              <table:table-cell office:value-type="float" office:value="822.754058114198">
                <text:p>822.754058114198</text:p>
              </table:table-cell>
              <table:table-cell office:value-type="float" office:value="1027.54138852366">
                <text:p>1027.54138852366</text:p>
              </table:table-cell>
              <table:table-cell office:value-type="float" office:value="1096.24062473347">
                <text:p>1096.24062473347</text:p>
              </table:table-cell>
              <table:table-cell office:value-type="float" office:value="1310.96412806263">
                <text:p>1310.96412806263</text:p>
              </table:table-cell>
              <table:table-cell office:value-type="float" office:value="880.728206775678">
                <text:p>880.728206775678</text:p>
              </table:table-cell>
              <table:table-cell office:value-type="float" office:value="1333.58141813015">
                <text:p>1333.58141813015</text:p>
              </table:table-cell>
              <table:table-cell office:value-type="float" office:value="1965.88716416817">
                <text:p>1965.88716416817</text:p>
              </table:table-cell>
              <table:table-cell office:value-type="float" office:value="1961.36910476652">
                <text:p>1961.36910476652</text:p>
              </table:table-cell>
              <table:table-cell office:value-type="float" office:value="1815.34614821364">
                <text:p>1815.34614821364</text:p>
              </table:table-cell>
              <table:table-cell office:value-type="float" office:value="1728.73732522896">
                <text:p>1728.73732522896</text:p>
              </table:table-cell>
            </table:table-row>
            <table:table-row>
              <table:table-cell office:value-type="string">
                <text:p>FVA</text:p>
                <draw:g>
                  <svg:desc>test_dva.A4:test_dva.A4</svg:desc>
                </draw:g>
              </table:table-cell>
              <table:table-cell office:value-type="float" office:value="43371.6067989363">
                <text:p>43371.6067989363</text:p>
                <draw:g>
                  <svg:desc>test_dva.B4:test_dva.P4</svg:desc>
                </draw:g>
              </table:table-cell>
              <table:table-cell office:value-type="float" office:value="40429.116331708">
                <text:p>40429.116331708</text:p>
              </table:table-cell>
              <table:table-cell office:value-type="float" office:value="40172.3792887147">
                <text:p>40172.3792887147</text:p>
              </table:table-cell>
              <table:table-cell office:value-type="float" office:value="43235.5891581106">
                <text:p>43235.5891581106</text:p>
              </table:table-cell>
              <table:table-cell office:value-type="float" office:value="50935.1662166115">
                <text:p>50935.1662166115</text:p>
              </table:table-cell>
              <table:table-cell office:value-type="float" office:value="53011.3805166008">
                <text:p>53011.3805166008</text:p>
              </table:table-cell>
              <table:table-cell office:value-type="float" office:value="62375.6407681967">
                <text:p>62375.6407681967</text:p>
              </table:table-cell>
              <table:table-cell office:value-type="float" office:value="64303.0114706626">
                <text:p>64303.0114706626</text:p>
              </table:table-cell>
              <table:table-cell office:value-type="float" office:value="65548.1462139791">
                <text:p>65548.1462139791</text:p>
              </table:table-cell>
              <table:table-cell office:value-type="float" office:value="55172.8049463301">
                <text:p>55172.8049463301</text:p>
              </table:table-cell>
              <table:table-cell office:value-type="float" office:value="68766.5499365298">
                <text:p>68766.5499365298</text:p>
              </table:table-cell>
              <table:table-cell office:value-type="float" office:value="72872.9702214166">
                <text:p>72872.9702214166</text:p>
              </table:table-cell>
              <table:table-cell office:value-type="float" office:value="77315.2231381911">
                <text:p>77315.2231381911</text:p>
              </table:table-cell>
              <table:table-cell office:value-type="float" office:value="79825.3973622563">
                <text:p>79825.3973622563</text:p>
              </table:table-cell>
              <table:table-cell office:value-type="float" office:value="82241.5809950674">
                <text:p>82241.5809950674</text:p>
              </table:table-cell>
            </table:table-row>
            <table:table-row>
              <table:table-cell office:value-type="string">
                <text:p>PDC</text:p>
                <draw:g>
                  <svg:desc>test_dva.A5:test_dva.A5</svg:desc>
                </draw:g>
              </table:table-cell>
              <table:table-cell office:value-type="float" office:value="2803.58266687154">
                <text:p>2803.58266687154</text:p>
                <draw:g>
                  <svg:desc>test_dva.B5:test_dva.P5</svg:desc>
                </draw:g>
              </table:table-cell>
              <table:table-cell office:value-type="float" office:value="2259.03518862089">
                <text:p>2259.03518862089</text:p>
              </table:table-cell>
              <table:table-cell office:value-type="float" office:value="2235.76521060194">
                <text:p>2235.76521060194</text:p>
              </table:table-cell>
              <table:table-cell office:value-type="float" office:value="2442.02968663957">
                <text:p>2442.02968663957</text:p>
              </table:table-cell>
              <table:table-cell office:value-type="float" office:value="3079.45324571748">
                <text:p>3079.45324571748</text:p>
              </table:table-cell>
              <table:table-cell office:value-type="float" office:value="3521.05541454198">
                <text:p>3521.05541454198</text:p>
              </table:table-cell>
              <table:table-cell office:value-type="float" office:value="4269.62745622779">
                <text:p>4269.62745622779</text:p>
              </table:table-cell>
              <table:table-cell office:value-type="float" office:value="4768.13045673759">
                <text:p>4768.13045673759</text:p>
              </table:table-cell>
              <table:table-cell office:value-type="float" office:value="5065.47831414612">
                <text:p>5065.47831414612</text:p>
              </table:table-cell>
              <table:table-cell office:value-type="float" office:value="3569.46135423939">
                <text:p>3569.46135423939</text:p>
              </table:table-cell>
              <table:table-cell office:value-type="float" office:value="5112.1492325961">
                <text:p>5112.1492325961</text:p>
              </table:table-cell>
              <table:table-cell office:value-type="float" office:value="6451.50354809142">
                <text:p>6451.50354809142</text:p>
              </table:table-cell>
              <table:table-cell office:value-type="float" office:value="6914.58935069049">
                <text:p>6914.58935069049</text:p>
              </table:table-cell>
              <table:table-cell office:value-type="float" office:value="7537.43820467311">
                <text:p>7537.43820467311</text:p>
              </table:table-cell>
              <table:table-cell office:value-type="float" office:value="8073.90564327447">
                <text:p>8073.90564327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area" chart:style-name="ch1">
        <chart:legend chart:legend-position="end" svg:x="14.537cm" svg:y="3.566cm" style:legend-expansion="high" chart:style-name="ch2"/>
        <chart:plot-area chart:style-name="ch3" table:cell-range-address="test_dva.A7:test_dva.P11" chart:data-source-has-labels="both" svg:x="0.32cm" svg:y="0.18cm" svg:width="13.897cm" svg:height="8.64cm">
          <chartooo:coordinate-region svg:x="1.717cm" svg:y="0.352cm" svg:width="11.941cm" svg:height="7.877cm"/>
          <chart:axis chart:dimension="x" chart:name="primary-x" chart:style-name="ch4" chartooo:axis-type="auto">
            <chartooo:date-scale/>
            <chart:categories table:cell-range-address="test_dva.B7:test_dva.P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_dva.B8:test_dva.P8" chart:label-cell-address="test_dva.A8:test_dva.A8" chart:class="chart:area">
            <chart:data-point chart:repeated="15"/>
          </chart:series>
          <chart:series chart:style-name="ch8" chart:values-cell-range-address="test_dva.B9:test_dva.P9" chart:label-cell-address="test_dva.A9:test_dva.A9" chart:class="chart:area">
            <chart:data-point chart:repeated="15"/>
          </chart:series>
          <chart:series chart:style-name="ch9" chart:values-cell-range-address="test_dva.B10:test_dva.P10" chart:label-cell-address="test_dva.A10:test_dva.A10" chart:class="chart:area">
            <chart:data-point chart:repeated="15"/>
          </chart:series>
          <chart:series chart:style-name="ch10" chart:values-cell-range-address="test_dva.B11:test_dva.P11" chart:label-cell-address="test_dva.A11:test_dva.A11" chart:class="chart:area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test_dva.B7:test_dva.P7</svg:desc>
                </draw:g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DVA</text:p>
                <draw:g>
                  <svg:desc>test_dva.A8:test_dva.A8</svg:desc>
                </draw:g>
              </table:table-cell>
              <table:table-cell office:value-type="float" office:value="0.64147715446156">
                <text:p>0.64147715446156</text:p>
                <draw:g>
                  <svg:desc>test_dva.B8:test_dva.P8</svg:desc>
                </draw:g>
              </table:table-cell>
              <table:table-cell office:value-type="float" office:value="0.64986090483793">
                <text:p>0.64986090483793</text:p>
              </table:table-cell>
              <table:table-cell office:value-type="float" office:value="0.65984241902855">
                <text:p>0.65984241902855</text:p>
              </table:table-cell>
              <table:table-cell office:value-type="float" office:value="0.64806317426205">
                <text:p>0.64806317426205</text:p>
              </table:table-cell>
              <table:table-cell office:value-type="float" office:value="0.636923023136715">
                <text:p>0.636923023136715</text:p>
              </table:table-cell>
              <table:table-cell office:value-type="float" office:value="0.652728547512451">
                <text:p>0.652728547512451</text:p>
              </table:table-cell>
              <table:table-cell office:value-type="float" office:value="0.650003710304234">
                <text:p>0.650003710304234</text:p>
              </table:table-cell>
              <table:table-cell office:value-type="float" office:value="0.64908864255641">
                <text:p>0.64908864255641</text:p>
              </table:table-cell>
              <table:table-cell office:value-type="float" office:value="0.656150671229158">
                <text:p>0.656150671229158</text:p>
              </table:table-cell>
              <table:table-cell office:value-type="float" office:value="0.643265668839675">
                <text:p>0.643265668839675</text:p>
              </table:table-cell>
              <table:table-cell office:value-type="float" office:value="0.643415964970385">
                <text:p>0.643415964970385</text:p>
              </table:table-cell>
              <table:table-cell office:value-type="float" office:value="0.660855716070588">
                <text:p>0.660855716070588</text:p>
              </table:table-cell>
              <table:table-cell office:value-type="float" office:value="0.64803052766072">
                <text:p>0.64803052766072</text:p>
              </table:table-cell>
              <table:table-cell office:value-type="float" office:value="0.646545586756592">
                <text:p>0.646545586756592</text:p>
              </table:table-cell>
              <table:table-cell office:value-type="float" office:value="0.646424889883379">
                <text:p>0.646424889883379</text:p>
              </table:table-cell>
            </table:table-row>
            <table:table-row>
              <table:table-cell office:value-type="string">
                <text:p>RDV</text:p>
                <draw:g>
                  <svg:desc>test_dva.A9:test_dva.A9</svg:desc>
                </draw:g>
              </table:table-cell>
              <table:table-cell office:value-type="float" office:value="0.00445000625287864">
                <text:p>0.00445000625287864</text:p>
                <draw:g>
                  <svg:desc>test_dva.B9:test_dva.P9</svg:desc>
                </draw:g>
              </table:table-cell>
              <table:table-cell office:value-type="float" office:value="0.00406910154793167">
                <text:p>0.00406910154793167</text:p>
              </table:table-cell>
              <table:table-cell office:value-type="float" office:value="0.00410392251471671">
                <text:p>0.00410392251471671</text:p>
              </table:table-cell>
              <table:table-cell office:value-type="float" office:value="0.00379076042467762">
                <text:p>0.00379076042467762</text:p>
              </table:table-cell>
              <table:table-cell office:value-type="float" office:value="0.00423223692486747">
                <text:p>0.00423223692486747</text:p>
              </table:table-cell>
              <table:table-cell office:value-type="float" office:value="0.0049815717959414">
                <text:p>0.0049815717959414</text:p>
              </table:table-cell>
              <table:table-cell office:value-type="float" office:value="0.00531433046077203">
                <text:p>0.00531433046077203</text:p>
              </table:table-cell>
              <table:table-cell office:value-type="float" office:value="0.00548236618950715">
                <text:p>0.00548236618950715</text:p>
              </table:table-cell>
              <table:table-cell office:value-type="float" office:value="0.00626731614179634">
                <text:p>0.00626731614179634</text:p>
              </table:table-cell>
              <table:table-cell office:value-type="float" office:value="0.00526954391295204">
                <text:p>0.00526954391295204</text:p>
              </table:table-cell>
              <table:table-cell office:value-type="float" office:value="0.00632255583003741">
                <text:p>0.00632255583003741</text:p>
              </table:table-cell>
              <table:table-cell office:value-type="float" office:value="0.00820170296847131">
                <text:p>0.00820170296847131</text:p>
              </table:table-cell>
              <table:table-cell office:value-type="float" office:value="0.00800942783360233">
                <text:p>0.00800942783360233</text:p>
              </table:table-cell>
              <table:table-cell office:value-type="float" office:value="0.00719505707909693">
                <text:p>0.00719505707909693</text:p>
              </table:table-cell>
              <table:table-cell office:value-type="float" office:value="0.00664070447671391">
                <text:p>0.00664070447671391</text:p>
              </table:table-cell>
            </table:table-row>
            <table:table-row>
              <table:table-cell office:value-type="string">
                <text:p>FVA</text:p>
                <draw:g>
                  <svg:desc>test_dva.A10:test_dva.A10</svg:desc>
                </draw:g>
              </table:table-cell>
              <table:table-cell office:value-type="float" office:value="0.332574877143662">
                <text:p>0.332574877143662</text:p>
                <draw:g>
                  <svg:desc>test_dva.B10:test_dva.P10</svg:desc>
                </draw:g>
              </table:table-cell>
              <table:table-cell office:value-type="float" office:value="0.327756146200815">
                <text:p>0.327756146200815</text:p>
              </table:table-cell>
              <table:table-cell office:value-type="float" office:value="0.31833684751526">
                <text:p>0.31833684751526</text:p>
              </table:table-cell>
              <table:table-cell office:value-type="float" office:value="0.329533382597227">
                <text:p>0.329533382597227</text:p>
              </table:table-cell>
              <table:table-cell office:value-type="float" office:value="0.338386471230578">
                <text:p>0.338386471230578</text:p>
              </table:table-cell>
              <table:table-cell office:value-type="float" office:value="0.320970763305262">
                <text:p>0.320970763305262</text:p>
              </table:table-cell>
              <table:table-cell office:value-type="float" office:value="0.322599918063513">
                <text:p>0.322599918063513</text:p>
              </table:table-cell>
              <table:table-cell office:value-type="float" office:value="0.321583280181723">
                <text:p>0.321583280181723</text:p>
              </table:table-cell>
              <table:table-cell office:value-type="float" office:value="0.313365519343998">
                <text:p>0.313365519343998</text:p>
              </table:table-cell>
              <table:table-cell office:value-type="float" office:value="0.330108103985677">
                <text:p>0.330108103985677</text:p>
              </table:table-cell>
              <table:table-cell office:value-type="float" office:value="0.326024602099197">
                <text:p>0.326024602099197</text:p>
              </table:table-cell>
              <table:table-cell office:value-type="float" office:value="0.304026836880647">
                <text:p>0.304026836880647</text:p>
              </table:table-cell>
              <table:table-cell office:value-type="float" office:value="0.315723694565852">
                <text:p>0.315723694565852</text:p>
              </table:table-cell>
              <table:table-cell office:value-type="float" office:value="0.316384999603632">
                <text:p>0.316384999603632</text:p>
              </table:table-cell>
              <table:table-cell office:value-type="float" office:value="0.315919617813331">
                <text:p>0.315919617813331</text:p>
              </table:table-cell>
            </table:table-row>
            <table:table-row>
              <table:table-cell office:value-type="string">
                <text:p>PDC</text:p>
                <draw:g>
                  <svg:desc>test_dva.A11:test_dva.A11</svg:desc>
                </draw:g>
              </table:table-cell>
              <table:table-cell office:value-type="float" office:value="0.0214979621418999">
                <text:p>0.0214979621418999</text:p>
                <draw:g>
                  <svg:desc>test_dva.B11:test_dva.P11</svg:desc>
                </draw:g>
              </table:table-cell>
              <table:table-cell office:value-type="float" office:value="0.0183138474133237">
                <text:p>0.0183138474133237</text:p>
              </table:table-cell>
              <table:table-cell office:value-type="float" office:value="0.0177168109414732">
                <text:p>0.0177168109414732</text:p>
              </table:table-cell>
              <table:table-cell office:value-type="float" office:value="0.0186126827160449">
                <text:p>0.0186126827160449</text:p>
              </table:table-cell>
              <table:table-cell office:value-type="float" office:value="0.0204582687078391">
                <text:p>0.0204582687078391</text:p>
              </table:table-cell>
              <table:table-cell office:value-type="float" office:value="0.0213191173863459">
                <text:p>0.0213191173863459</text:p>
              </table:table-cell>
              <table:table-cell office:value-type="float" office:value="0.0220820411714807">
                <text:p>0.0220820411714807</text:p>
              </table:table-cell>
              <table:table-cell office:value-type="float" office:value="0.0238457110723597">
                <text:p>0.0238457110723597</text:p>
              </table:table-cell>
              <table:table-cell office:value-type="float" office:value="0.0242164932850478">
                <text:p>0.0242164932850478</text:p>
              </table:table-cell>
              <table:table-cell office:value-type="float" office:value="0.0213566832616961">
                <text:p>0.0213566832616961</text:p>
              </table:table-cell>
              <table:table-cell office:value-type="float" office:value="0.0242368771003806">
                <text:p>0.0242368771003806</text:p>
              </table:table-cell>
              <table:table-cell office:value-type="float" office:value="0.0269157440802936">
                <text:p>0.0269157440802936</text:p>
              </table:table-cell>
              <table:table-cell office:value-type="float" office:value="0.028236349939826">
                <text:p>0.028236349939826</text:p>
              </table:table-cell>
              <table:table-cell office:value-type="float" office:value="0.0298743565606787">
                <text:p>0.0298743565606787</text:p>
              </table:table-cell>
              <table:table-cell office:value-type="float" office:value="0.0310147878265759">
                <text:p>0.0310147878265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line" chart:style-name="ch1">
        <chart:legend chart:legend-position="end" svg:x="13.979cm" svg:y="4.008cm" style:legend-expansion="high" chart:style-name="ch2"/>
        <chart:plot-area chart:style-name="ch3" table:cell-range-address="test_dva.A7:test_dva.P8 test_dva.A10:test_dva.P10" chart:data-source-has-labels="both" svg:x="0.32cm" svg:y="0.18cm" svg:width="13.339cm" svg:height="8.64cm">
          <chartooo:coordinate-region svg:x="1.036cm" svg:y="0.352cm" svg:width="12.25cm" svg:height="7.877cm"/>
          <chart:axis chart:dimension="x" chart:name="primary-x" chart:style-name="ch4" chartooo:axis-type="auto">
            <chartooo:date-scale/>
            <chart:categories table:cell-range-address="test_dva.B7:test_dva.P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_dva.B8:test_dva.P8" chart:label-cell-address="test_dva.A8:test_dva.A8" chart:class="chart:line">
            <chart:data-point chart:repeated="15"/>
          </chart:series>
          <chart:series chart:style-name="ch7" chart:values-cell-range-address="test_dva.B10:test_dva.P10" chart:label-cell-address="test_dva.A10:test_dva.A10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test_dva.B7:test_dva.P7</svg:desc>
                </draw:g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DVA</text:p>
                <draw:g>
                  <svg:desc>test_dva.A8:test_dva.A8</svg:desc>
                </draw:g>
              </table:table-cell>
              <table:table-cell office:value-type="float" office:value="0.64147715446156">
                <text:p>0.64147715446156</text:p>
                <draw:g>
                  <svg:desc>test_dva.B8:test_dva.P8</svg:desc>
                </draw:g>
              </table:table-cell>
              <table:table-cell office:value-type="float" office:value="0.64986090483793">
                <text:p>0.64986090483793</text:p>
              </table:table-cell>
              <table:table-cell office:value-type="float" office:value="0.65984241902855">
                <text:p>0.65984241902855</text:p>
              </table:table-cell>
              <table:table-cell office:value-type="float" office:value="0.64806317426205">
                <text:p>0.64806317426205</text:p>
              </table:table-cell>
              <table:table-cell office:value-type="float" office:value="0.636923023136715">
                <text:p>0.636923023136715</text:p>
              </table:table-cell>
              <table:table-cell office:value-type="float" office:value="0.652728547512451">
                <text:p>0.652728547512451</text:p>
              </table:table-cell>
              <table:table-cell office:value-type="float" office:value="0.650003710304234">
                <text:p>0.650003710304234</text:p>
              </table:table-cell>
              <table:table-cell office:value-type="float" office:value="0.64908864255641">
                <text:p>0.64908864255641</text:p>
              </table:table-cell>
              <table:table-cell office:value-type="float" office:value="0.656150671229158">
                <text:p>0.656150671229158</text:p>
              </table:table-cell>
              <table:table-cell office:value-type="float" office:value="0.643265668839675">
                <text:p>0.643265668839675</text:p>
              </table:table-cell>
              <table:table-cell office:value-type="float" office:value="0.643415964970385">
                <text:p>0.643415964970385</text:p>
              </table:table-cell>
              <table:table-cell office:value-type="float" office:value="0.660855716070588">
                <text:p>0.660855716070588</text:p>
              </table:table-cell>
              <table:table-cell office:value-type="float" office:value="0.64803052766072">
                <text:p>0.64803052766072</text:p>
              </table:table-cell>
              <table:table-cell office:value-type="float" office:value="0.646545586756592">
                <text:p>0.646545586756592</text:p>
              </table:table-cell>
              <table:table-cell office:value-type="float" office:value="0.646424889883379">
                <text:p>0.646424889883379</text:p>
              </table:table-cell>
            </table:table-row>
            <table:table-row>
              <table:table-cell office:value-type="string">
                <text:p>FVA</text:p>
                <draw:g>
                  <svg:desc>test_dva.A10:test_dva.A10</svg:desc>
                </draw:g>
              </table:table-cell>
              <table:table-cell office:value-type="float" office:value="0.332574877143662">
                <text:p>0.332574877143662</text:p>
                <draw:g>
                  <svg:desc>test_dva.B10:test_dva.P10</svg:desc>
                </draw:g>
              </table:table-cell>
              <table:table-cell office:value-type="float" office:value="0.327756146200815">
                <text:p>0.327756146200815</text:p>
              </table:table-cell>
              <table:table-cell office:value-type="float" office:value="0.31833684751526">
                <text:p>0.31833684751526</text:p>
              </table:table-cell>
              <table:table-cell office:value-type="float" office:value="0.329533382597227">
                <text:p>0.329533382597227</text:p>
              </table:table-cell>
              <table:table-cell office:value-type="float" office:value="0.338386471230578">
                <text:p>0.338386471230578</text:p>
              </table:table-cell>
              <table:table-cell office:value-type="float" office:value="0.320970763305262">
                <text:p>0.320970763305262</text:p>
              </table:table-cell>
              <table:table-cell office:value-type="float" office:value="0.322599918063513">
                <text:p>0.322599918063513</text:p>
              </table:table-cell>
              <table:table-cell office:value-type="float" office:value="0.321583280181723">
                <text:p>0.321583280181723</text:p>
              </table:table-cell>
              <table:table-cell office:value-type="float" office:value="0.313365519343998">
                <text:p>0.313365519343998</text:p>
              </table:table-cell>
              <table:table-cell office:value-type="float" office:value="0.330108103985677">
                <text:p>0.330108103985677</text:p>
              </table:table-cell>
              <table:table-cell office:value-type="float" office:value="0.326024602099197">
                <text:p>0.326024602099197</text:p>
              </table:table-cell>
              <table:table-cell office:value-type="float" office:value="0.304026836880647">
                <text:p>0.304026836880647</text:p>
              </table:table-cell>
              <table:table-cell office:value-type="float" office:value="0.315723694565852">
                <text:p>0.315723694565852</text:p>
              </table:table-cell>
              <table:table-cell office:value-type="float" office:value="0.316384999603632">
                <text:p>0.316384999603632</text:p>
              </table:table-cell>
              <table:table-cell office:value-type="float" office:value="0.315919617813331">
                <text:p>0.3159196178133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